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w_data_from_d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ERAL_NOTES</text:p>
          </table:table-cell>
          <table:table-cell office:value-type="string" calcext:value-type="string">
            <text:p>INCLUDES</text:p>
          </table:table-cell>
          <table:table-cell office:value-type="string" calcext:value-type="string">
            <text:p>ALSO_INCLUDES</text:p>
          </table:table-cell>
          <table:table-cell office:value-type="string" calcext:value-type="string">
            <text:p>EXCLUDES</text:p>
          </table:table-cell>
          <table:table-cell office:value-type="string" calcext:value-type="string">
            <text:p>CASELAW</text:p>
          </table:table-cell>
          <table:table-cell office:value-type="string" calcext:value-type="string">
            <text:p>UNITOFMEASURE</text:p>
          </table:table-cell>
          <table:table-cell office:value-type="string" calcext:value-type="string">
            <text:p>source: <text:a xlink:href="https://www.dst.dk/en/Statistik/dokumentation/nomenklaturer/regioner--landsdele-og-kommuner" xlink:type="simple">https://www.dst.dk/en/Statistik/dokumentation/nomenklaturer/regioner--landsdele-og-kommuner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 Hovedstade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Byen Københav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øbenhavn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eriksberg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ø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årnby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vince Københavns omegn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ertslund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lerup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øndby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toft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adsax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strup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lev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vidovre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øje-Taastrup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høj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gby-Taarbæk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ødovr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lensbæk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Nordsjælland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rød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edal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ensborg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erikssund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resø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bskov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snæs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singør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llerød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ørsholm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ersdal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Bornholm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rnholm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iansø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 Sjælland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Østsjælland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ve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øge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jre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kild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rød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Vest- og Sydsjælland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xe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ldborgsund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bæk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undborg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lland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æstved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sherred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sted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gels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rø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vns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dingborg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 Syddanmark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Fyn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ns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aborg-Midtfyn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rteminde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eland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elfart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fyn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borg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ense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dborg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Ærø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Sydjylland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lund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bjerg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nø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ericia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derslev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lding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ønderborg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ønder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de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jen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jle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benraa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 Midtjylland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Østjylland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vrskov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ensted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ens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ddjurs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der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ers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sø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keborg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anderborg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ddjurs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rhus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Vestjylland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ing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stebro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kast-Brande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vig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købing-Skjern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9" calcext:value-type="float">
            <text:p>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ive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er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org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 Nordjylland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ince Nordjylland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ønderslev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erikshavn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jørring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merbugt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æsø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6" calcext:value-type="float">
            <text:p>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agerfjord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sø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bild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ted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20" calcext:value-type="float">
            <text:p>8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himmerlands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lborg</text:p>
          </table:table-cell>
          <table:table-cell table:number-columns-repeated="7"/>
        </table:table-row>
      </table:table>
      <table:table table:name="region&lt;&gt;province&lt;&gt;municipality" table:style-name="ta1"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municipality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Byen København</text:p>
          </table:table-cell>
          <table:table-cell office:value-type="string" calcext:value-type="string">
            <text:p>København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Byen København</text:p>
          </table:table-cell>
          <table:table-cell office:value-type="string" calcext:value-type="string">
            <text:p>Frederiksberg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Byen København</text:p>
          </table:table-cell>
          <table:table-cell office:value-type="string" calcext:value-type="string">
            <text:p>Dragør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Byen København</text:p>
          </table:table-cell>
          <table:table-cell office:value-type="string" calcext:value-type="string">
            <text:p>Tårnby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Albertslund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Ballerup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Brøndby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Gentofte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Gladsaxe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Glostrup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Herlev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Hvidovre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Høje-Taastrup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Ishøj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Lyngby-Taarbæk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Rødovre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Københavns omegn</text:p>
          </table:table-cell>
          <table:table-cell office:value-type="string" calcext:value-type="string">
            <text:p>Vallensbæk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Allerød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Egedal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Fredensborg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Frederikssund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Furesø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Gribskov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Halsnæs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Helsingør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Hillerød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Hørsholm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Nordsjælland</text:p>
          </table:table-cell>
          <table:table-cell office:value-type="string" calcext:value-type="string">
            <text:p>Rudersdal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Bornholm</text:p>
          </table:table-cell>
          <table:table-cell office:value-type="string" calcext:value-type="string">
            <text:p>Bornholm</text:p>
          </table:table-cell>
        </table:table-row>
        <table:table-row table:style-name="ro1">
          <table:table-cell office:value-type="string" calcext:value-type="string">
            <text:p>Region Hovedstaden</text:p>
          </table:table-cell>
          <table:table-cell office:value-type="string" calcext:value-type="string">
            <text:p>Province Bornholm</text:p>
          </table:table-cell>
          <table:table-cell office:value-type="string" calcext:value-type="string">
            <text:p>Christiansø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Østsjælland</text:p>
          </table:table-cell>
          <table:table-cell office:value-type="string" calcext:value-type="string">
            <text:p>Greve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Østsjælland</text:p>
          </table:table-cell>
          <table:table-cell office:value-type="string" calcext:value-type="string">
            <text:p>Køge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Østsjælland</text:p>
          </table:table-cell>
          <table:table-cell office:value-type="string" calcext:value-type="string">
            <text:p>Lejre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Østsjælland</text:p>
          </table:table-cell>
          <table:table-cell office:value-type="string" calcext:value-type="string">
            <text:p>Roskilde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Østsjælland</text:p>
          </table:table-cell>
          <table:table-cell office:value-type="string" calcext:value-type="string">
            <text:p>Solrød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Faxe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Guldborgsund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Holbæk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Kalundborg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Lolland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Næstved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Odsherred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Ringsted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Slagelse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Sorø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Stevns</text:p>
          </table:table-cell>
        </table:table-row>
        <table:table-row table:style-name="ro1">
          <table:table-cell office:value-type="string" calcext:value-type="string">
            <text:p>Region Sjælland</text:p>
          </table:table-cell>
          <table:table-cell office:value-type="string" calcext:value-type="string">
            <text:p>Province Vest- og Sydsjælland</text:p>
          </table:table-cell>
          <table:table-cell office:value-type="string" calcext:value-type="string">
            <text:p>Vordingborg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Assens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Faaborg-Midtfyn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Kerteminde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Langeland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Middelfart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Nordfyns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Nyborg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Odense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Svendborg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Fyn</text:p>
          </table:table-cell>
          <table:table-cell office:value-type="string" calcext:value-type="string">
            <text:p>Ærø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Billund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Esbjerg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Fanø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Fredericia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Haderslev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Kolding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Sønderborg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Tønder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Varde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Vejen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Vejle</text:p>
          </table:table-cell>
        </table:table-row>
        <table:table-row table:style-name="ro1">
          <table:table-cell office:value-type="string" calcext:value-type="string">
            <text:p>Region Syddanmark</text:p>
          </table:table-cell>
          <table:table-cell office:value-type="string" calcext:value-type="string">
            <text:p>Province Sydjylland</text:p>
          </table:table-cell>
          <table:table-cell office:value-type="string" calcext:value-type="string">
            <text:p>Aabenraa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Favrskov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Hedensted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Horsens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Norddjurs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Odder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Randers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Samsø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Silkeborg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Skanderborg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Syddjurs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Østjylland</text:p>
          </table:table-cell>
          <table:table-cell office:value-type="string" calcext:value-type="string">
            <text:p>Aarhus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Herning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Holstebro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Ikast-Brande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Lemvig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Ringkøbing-Skjern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Skive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Struer</text:p>
          </table:table-cell>
        </table:table-row>
        <table:table-row table:style-name="ro1">
          <table:table-cell office:value-type="string" calcext:value-type="string">
            <text:p>Region Midtjylland</text:p>
          </table:table-cell>
          <table:table-cell office:value-type="string" calcext:value-type="string">
            <text:p>Province Vestjylland</text:p>
          </table:table-cell>
          <table:table-cell office:value-type="string" calcext:value-type="string">
            <text:p>Viborg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Brønderslev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Frederikshavn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Hjørring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Jammerbugt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Læsø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Mariagerfjord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Morsø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Rebild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Thisted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Vesthimmerlands</text:p>
          </table:table-cell>
        </table:table-row>
        <table:table-row table:style-name="ro1">
          <table:table-cell office:value-type="string" calcext:value-type="string">
            <text:p>Region Nordjylland</text:p>
          </table:table-cell>
          <table:table-cell office:value-type="string" calcext:value-type="string">
            <text:p>Province Nordjylland</text:p>
          </table:table-cell>
          <table:table-cell office:value-type="string" calcext:value-type="string">
            <text:p>Aalb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09:40:51.583480682</dc:date>
    <meta:editing-duration>PT8M16S</meta:editing-duration>
    <meta:editing-cycles>1</meta:editing-cycles>
    <meta:document-statistic meta:table-count="2" meta:cell-count="771" meta:object-count="0"/>
    <meta:generator>LibreOffice/6.0.7.3$Linux_X86_64 LibreOffice_project/00m0$Build-3</meta:generator>
  </office:meta>
</office:document-meta>
</file>